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T" table:style-name="ta1">
        <table:shapes>
          <draw:frame draw:z-index="0" draw:style-name="gr1" draw:text-style-name="P1" svg:width="631.11pt" svg:height="341.83pt" svg:x="517.49pt" svg:y="3.37pt">
            <loext:p draw:notify-on-update-of-ranges="NT.A4:NT.A13 NT.D4:NT.D13 NT.G4:NT.G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6" table:default-cell-style-name="ce1"/>
        <table:table-row table:style-name="ro1"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TBP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EnBP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NT after 1000T</text:p>
          </table:table-cell>
          <table:table-cell office:value-type="string" calcext:value-type="string">
            <text:p>condPred</text:p>
          </table:table-cell>
          <table:table-cell office:value-type="string" calcext:value-type="string">
            <text:p>CondIncorrec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condPred</text:p>
          </table:table-cell>
          <table:table-cell office:value-type="string" calcext:value-type="string">
            <text:p>CondIncorrect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4]*100/([.B4]+[.C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4]*100/([.E4]+[.F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5]*100/([.B5]+[.C5]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5]*100/([.E5]+[.F5])"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B6]*100/([.B6]+[.C6])" office:value-type="float" office:value="37.5" calcext:value-type="float">
            <text:p>37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E6]*100/([.E6]+[.F6])"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]*100/([.B7]+[.C7])" office:value-type="float" office:value="50" calcext:value-type="float">
            <text:p>5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E7]*100/([.E7]+[.F7]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B8]*100/([.B8]+[.C8])" office:value-type="float" office:value="56.5217391304348" calcext:value-type="float">
            <text:p>56.521739130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E8]*100/([.E8]+[.F8])" office:value-type="float" office:value="56.5217391304348" calcext:value-type="float">
            <text:p>56.52173913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[.B9]*100/([.B9]+[.C9])" office:value-type="float" office:value="62.8571428571429" calcext:value-type="float">
            <text:p>62.857142857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[.E9]*100/([.E9]+[.F9])" office:value-type="float" office:value="62.8571428571429" calcext:value-type="float">
            <text:p>62.85714285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formula="of:=[.B10]*100/([.B10]+[.C10])" office:value-type="float" office:value="63.0434782608696" calcext:value-type="float">
            <text:p>63.0434782609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formula="of:=[.E10]*100/([.E10]+[.F10])" office:value-type="float" office:value="63.0434782608696" calcext:value-type="float">
            <text:p>63.04347826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table:formula="of:=[.B11]*100/([.B11]+[.C11])" office:value-type="float" office:value="64.4736842105263" calcext:value-type="float">
            <text:p>64.4736842105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table:formula="of:=[.E11]*100/([.E11]+[.F11])" office:value-type="float" office:value="64.4736842105263" calcext:value-type="float">
            <text:p>64.47368421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1" calcext:value-type="float">
            <text:p>211</text:p>
          </table:table-cell>
          <table:table-cell office:value-type="float" office:value="103" calcext:value-type="float">
            <text:p>103</text:p>
          </table:table-cell>
          <table:table-cell table:formula="of:=[.B12]*100/([.B12]+[.C12])" office:value-type="float" office:value="67.1974522292994" calcext:value-type="float">
            <text:p>67.1974522293</text:p>
          </table:table-cell>
          <table:table-cell office:value-type="float" office:value="211" calcext:value-type="float">
            <text:p>211</text:p>
          </table:table-cell>
          <table:table-cell office:value-type="float" office:value="103" calcext:value-type="float">
            <text:p>103</text:p>
          </table:table-cell>
          <table:table-cell table:formula="of:=[.E12]*100/([.E12]+[.F12])" office:value-type="float" office:value="67.1974522292994" calcext:value-type="float">
            <text:p>67.197452229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121" calcext:value-type="float">
            <text:p>2121</text:p>
          </table:table-cell>
          <table:table-cell office:value-type="float" office:value="1002" calcext:value-type="float">
            <text:p>1002</text:p>
          </table:table-cell>
          <table:table-cell table:formula="of:=[.B13]*100/([.B13]+[.C13])" office:value-type="float" office:value="67.9154658981748" calcext:value-type="float">
            <text:p>67.9154658982</text:p>
          </table:table-cell>
          <table:table-cell office:value-type="float" office:value="2121" calcext:value-type="float">
            <text:p>2121</text:p>
          </table:table-cell>
          <table:table-cell office:value-type="float" office:value="1002" calcext:value-type="float">
            <text:p>1002</text:p>
          </table:table-cell>
          <table:table-cell table:formula="of:=[.E13]*100/([.E13]+[.F13])" office:value-type="float" office:value="67.9154658981748" calcext:value-type="float">
            <text:p>67.9154658982</text:p>
          </table:table-cell>
        </table:table-row>
      </table:table>
      <table:table table:name="NT-T" table:style-name="ta1">
        <table:shapes>
          <draw:frame draw:z-index="0" draw:style-name="gr1" draw:text-style-name="P1" svg:width="631.11pt" svg:height="341.83pt" svg:x="517.49pt" svg:y="3.37pt">
            <loext:p draw:notify-on-update-of-ranges="'NT-T'.A4:'NT-T'.A13 'NT-T'.D4:'NT-T'.D13 'NT-T'.G4:'NT-T'.G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6" table:default-cell-style-name="ce1"/>
        <table:table-row table:style-name="ro1"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TBP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EnBP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NT after 1000T</text:p>
          </table:table-cell>
          <table:table-cell office:value-type="string" calcext:value-type="string">
            <text:p>condPred</text:p>
          </table:table-cell>
          <table:table-cell office:value-type="string" calcext:value-type="string">
            <text:p>CondIncorrec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condPred</text:p>
          </table:table-cell>
          <table:table-cell office:value-type="string" calcext:value-type="string">
            <text:p>CondIncorrect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4]*100/([.B4]+[.C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4]*100/([.E4]+[.F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5]*100/([.B5]+[.C5]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5]*100/([.E5]+[.F5])"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6]*100/([.B6]+[.C6])" office:value-type="float" office:value="42.8571428571429" calcext:value-type="float">
            <text:p>42.857142857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E6]*100/([.E6]+[.F6])" office:value-type="float" office:value="42.8571428571429" calcext:value-type="float">
            <text:p>42.85714285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]*100/([.B7]+[.C7])" office:value-type="float" office:value="50" calcext:value-type="float">
            <text:p>5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E7]*100/([.E7]+[.F7]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B8]*100/([.B8]+[.C8])" office:value-type="float" office:value="54.5454545454546" calcext:value-type="float">
            <text:p>54.545454545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E8]*100/([.E8]+[.F8])" office:value-type="float" office:value="54.5454545454546" calcext:value-type="float">
            <text:p>54.54545454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[.B9]*100/([.B9]+[.C9])" office:value-type="float" office:value="57.1428571428571" calcext:value-type="float">
            <text:p>57.142857142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[.E9]*100/([.E9]+[.F9])" office:value-type="float" office:value="57.1428571428571" calcext:value-type="float">
            <text:p>57.14285714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[.B10]*100/([.B10]+[.C10])" office:value-type="float" office:value="59.5238095238095" calcext:value-type="float">
            <text:p>59.523809523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[.E10]*100/([.E10]+[.F10])" office:value-type="float" office:value="59.5238095238095" calcext:value-type="float">
            <text:p>59.52380952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formula="of:=[.B11]*100/([.B11]+[.C11])" office:value-type="float" office:value="62.5" calcext:value-type="float">
            <text:p>62.5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formula="of:=[.E11]*100/([.E11]+[.F11])"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6" calcext:value-type="float">
            <text:p>186</text:p>
          </table:table-cell>
          <table:table-cell office:value-type="float" office:value="102" calcext:value-type="float">
            <text:p>102</text:p>
          </table:table-cell>
          <table:table-cell table:formula="of:=[.B12]*100/([.B12]+[.C12])" office:value-type="float" office:value="64.5833333333333" calcext:value-type="float">
            <text:p>64.5833333333</text:p>
          </table:table-cell>
          <table:table-cell office:value-type="float" office:value="186" calcext:value-type="float">
            <text:p>186</text:p>
          </table:table-cell>
          <table:table-cell office:value-type="float" office:value="102" calcext:value-type="float">
            <text:p>102</text:p>
          </table:table-cell>
          <table:table-cell table:formula="of:=[.E12]*100/([.E12]+[.F12])" office:value-type="float" office:value="64.5833333333333" calcext:value-type="float">
            <text:p>64.583333333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72" calcext:value-type="float">
            <text:p>1872</text:p>
          </table:table-cell>
          <table:table-cell office:value-type="float" office:value="1002" calcext:value-type="float">
            <text:p>1002</text:p>
          </table:table-cell>
          <table:table-cell table:formula="of:=[.B13]*100/([.B13]+[.C13])" office:value-type="float" office:value="65.1356993736952" calcext:value-type="float">
            <text:p>65.1356993737</text:p>
          </table:table-cell>
          <table:table-cell office:value-type="float" office:value="1872" calcext:value-type="float">
            <text:p>1872</text:p>
          </table:table-cell>
          <table:table-cell office:value-type="float" office:value="1002" calcext:value-type="float">
            <text:p>1002</text:p>
          </table:table-cell>
          <table:table-cell table:formula="of:=[.E13]*100/([.E13]+[.F13])" office:value-type="float" office:value="65.1356993736952" calcext:value-type="float">
            <text:p>65.13569937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 style:data-style-name="N2" text:time-value="15:37:11.918503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0:31:00.439593416</meta:creation-date>
    <dc:date>2017-12-13T15:42:56.955045361</dc:date>
    <meta:editing-duration>PT9M41S</meta:editing-duration>
    <meta:editing-cycles>2</meta:editing-cycles>
    <meta:generator>LibreOffice/5.1.6.2$Linux_X86_64 LibreOffice_project/10m0$Build-2</meta:generator>
    <meta:document-statistic meta:table-count="2" meta:cell-count="1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265cm" svg:height="12.06cm" xlink:href=".." xlink:type="simple" chart:class="chart:line" chart:style-name="ch1">
        <chart:title svg:x="9.131cm" svg:y="0.377cm" chart:style-name="ch2">
          <text:p>Accuracy Variation </text:p>
        </chart:title>
        <chart:subtitle svg:x="9.077cm" svg:y="1.397cm" chart:style-name="ch3">
          <text:p>Blue - TBP, Red -EBP2</text:p>
        </chart:subtitle>
        <chart:plot-area chart:style-name="ch4" table:cell-range-address="NT.A4:NT.A13 NT.D4:NT.D13 NT.G4:NT.G13" chart:data-source-has-labels="column" svg:x="1.456cm" svg:y="2.321cm" svg:width="20.364cm" svg:height="8.517cm">
          <chartooo:coordinate-region svg:x="2.077cm" svg:y="2.52cm" svg:width="19.372cm" svg:height="7.671cm"/>
          <chart:axis chart:dimension="x" chart:name="primary-x" chart:style-name="ch5" chartooo:axis-type="auto">
            <chartooo:date-scale/>
            <chart:title svg:x="10.522cm" svg:y="11.079cm" chart:style-name="ch6">
              <text:p>NT after 1000T</text:p>
            </chart:title>
            <chart:categories table:cell-range-address="NT.A4:NT.A13"/>
          </chart:axis>
          <chart:axis chart:dimension="y" chart:name="primary-y" chart:style-name="ch5">
            <chart:title svg:x="0.451cm" svg:y="7.298cm" chart:style-name="ch7">
              <text:p>Accuracy</text:p>
            </chart:title>
            <chart:grid chart:style-name="ch8" chart:class="major"/>
          </chart:axis>
          <chart:series chart:style-name="ch9" chart:values-cell-range-address="NT.D4:NT.D13" chart:class="chart:line">
            <chart:data-point chart:repeated="10"/>
          </chart:series>
          <chart:series chart:style-name="ch10" chart:values-cell-range-address="NT.G4:NT.G1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NT.A4:NT.A13</svg:desc>
                </draw:g>
              </table:table-cell>
              <table:table-cell office:value-type="float" office:value="0">
                <text:p>0</text:p>
                <draw:g>
                  <svg:desc>NT.D4:NT.D13</svg:desc>
                </draw:g>
              </table:table-cell>
              <table:table-cell office:value-type="float" office:value="0">
                <text:p>0</text:p>
                <draw:g>
                  <svg:desc>NT.G4:NT.G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7.5">
                <text:p>37.5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6.5217391304348">
                <text:p>56.5217391304348</text:p>
              </table:table-cell>
              <table:table-cell office:value-type="float" office:value="56.5217391304348">
                <text:p>56.52173913043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2.8571428571429">
                <text:p>62.8571428571429</text:p>
              </table:table-cell>
              <table:table-cell office:value-type="float" office:value="62.8571428571429">
                <text:p>62.857142857142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3.0434782608696">
                <text:p>63.0434782608696</text:p>
              </table:table-cell>
              <table:table-cell office:value-type="float" office:value="63.0434782608696">
                <text:p>63.043478260869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4.4736842105263">
                <text:p>64.4736842105263</text:p>
              </table:table-cell>
              <table:table-cell office:value-type="float" office:value="64.4736842105263">
                <text:p>64.473684210526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7.1974522292994">
                <text:p>67.1974522292994</text:p>
              </table:table-cell>
              <table:table-cell office:value-type="float" office:value="67.1974522292994">
                <text:p>67.197452229299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7.9154658981748">
                <text:p>67.9154658981748</text:p>
              </table:table-cell>
              <table:table-cell office:value-type="float" office:value="67.9154658981748">
                <text:p>67.91546589817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265cm" svg:height="12.06cm" xlink:href=".." xlink:type="simple" chart:class="chart:line" chart:style-name="ch1">
        <chart:title svg:x="9.131cm" svg:y="0.377cm" chart:style-name="ch2">
          <text:p>Accuracy Variation </text:p>
        </chart:title>
        <chart:subtitle svg:x="9.077cm" svg:y="1.397cm" chart:style-name="ch3">
          <text:p>Blue - TBP, Red -EBP2</text:p>
        </chart:subtitle>
        <chart:plot-area chart:style-name="ch4" table:cell-range-address="'NT-T'.A4:'NT-T'.A13 'NT-T'.D4:'NT-T'.D13 'NT-T'.G4:'NT-T'.G13" chart:data-source-has-labels="column" svg:x="1.456cm" svg:y="2.321cm" svg:width="20.364cm" svg:height="8.517cm">
          <chartooo:coordinate-region svg:x="2.077cm" svg:y="2.52cm" svg:width="19.372cm" svg:height="7.671cm"/>
          <chart:axis chart:dimension="x" chart:name="primary-x" chart:style-name="ch5" chartooo:axis-type="auto">
            <chartooo:date-scale/>
            <chart:title svg:x="10.35cm" svg:y="11.079cm" chart:style-name="ch6">
              <text:p>NT -T after 1000T</text:p>
            </chart:title>
            <chart:categories table:cell-range-address="'NT-T'.A4:'NT-T'.A13"/>
          </chart:axis>
          <chart:axis chart:dimension="y" chart:name="primary-y" chart:style-name="ch5">
            <chart:title svg:x="0.451cm" svg:y="7.298cm" chart:style-name="ch7">
              <text:p>Accuracy</text:p>
            </chart:title>
            <chart:grid chart:style-name="ch8" chart:class="major"/>
          </chart:axis>
          <chart:series chart:style-name="ch9" chart:values-cell-range-address="'NT-T'.D4:'NT-T'.D13" chart:class="chart:line">
            <chart:data-point chart:repeated="10"/>
          </chart:series>
          <chart:series chart:style-name="ch10" chart:values-cell-range-address="'NT-T'.G4:'NT-T'.G1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NT-T'.A4:'NT-T'.A13</svg:desc>
                </draw:g>
              </table:table-cell>
              <table:table-cell office:value-type="float" office:value="0">
                <text:p>0</text:p>
                <draw:g>
                  <svg:desc>'NT-T'.D4:'NT-T'.D13</svg:desc>
                </draw:g>
              </table:table-cell>
              <table:table-cell office:value-type="float" office:value="0">
                <text:p>0</text:p>
                <draw:g>
                  <svg:desc>'NT-T'.G4:'NT-T'.G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42.8571428571429">
                <text:p>42.857142857142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4.5454545454546">
                <text:p>54.5454545454546</text:p>
              </table:table-cell>
              <table:table-cell office:value-type="float" office:value="54.5454545454546">
                <text:p>54.545454545454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57.1428571428571">
                <text:p>57.142857142857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9.5238095238095">
                <text:p>59.5238095238095</text:p>
              </table:table-cell>
              <table:table-cell office:value-type="float" office:value="59.5238095238095">
                <text:p>59.523809523809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2.5">
                <text:p>62.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4.5833333333333">
                <text:p>64.5833333333333</text:p>
              </table:table-cell>
              <table:table-cell office:value-type="float" office:value="64.5833333333333">
                <text:p>64.583333333333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5.1356993736952">
                <text:p>65.1356993736952</text:p>
              </table:table-cell>
              <table:table-cell office:value-type="float" office:value="65.1356993736952">
                <text:p>65.13569937369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